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Roboto" svg:font-family="Roboto, Arial"/>
    <style:font-face style:name="Roboto1" svg:font-family="Roboto, sans-serif"/>
    <style:font-face style:name="sans-serif" svg:font-family="sans-serif"/>
  </office:font-face-decls>
  <office:automatic-styles>
    <style:style style:name="P1" style:family="paragraph" style:parent-style-name="Text_20_body">
      <style:paragraph-properties fo:margin-left="0cm" fo:margin-right="0cm" fo:margin-top="0.37cm" fo:margin-bottom="0.37cm" style:contextual-spacing="false" fo:text-align="justify" style:justify-single-word="false" fo:orphans="2" fo:widows="2" fo:text-indent="0cm" style:auto-text-indent="false"/>
      <style:text-properties fo:font-variant="normal" fo:text-transform="none" fo:color="#000000" loext:opacity="100%" style:font-name="Open Sans" fo:font-size="10.5pt" fo:letter-spacing="normal" fo:font-style="normal" fo:font-weight="normal"/>
    </style:style>
    <style:style style:name="P2" style:family="paragraph" style:parent-style-name="Text_20_body">
      <style:text-properties fo:font-variant="normal" fo:text-transform="none" fo:color="#333333" loext:opacity="100%" style:font-name="Roboto1" fo:font-size="12pt" fo:letter-spacing="normal" fo:font-style="normal" fo:font-weight="normal" officeooo:paragraph-rsid="00108425"/>
    </style:style>
    <style:style style:name="P3" style:family="paragraph" style:parent-style-name="Text_20_body">
      <style:text-properties officeooo:paragraph-rsid="00108425"/>
    </style:style>
    <style:style style:name="T1" style:family="text">
      <style:text-properties officeooo:rsid="00108425"/>
    </style:style>
    <style:style style:name="T2" style:family="text">
      <style:text-properties fo:font-variant="normal" fo:text-transform="none" fo:color="#000000" loext:opacity="100%" style:font-name="Open Sans" fo:font-size="10.5pt" fo:letter-spacing="normal" fo:font-style="normal" fo:font-weight="normal"/>
    </style:style>
    <style:style style:name="T3" style:family="text">
      <style:text-properties fo:font-variant="normal" fo:text-transform="none" fo:color="#000000" loext:opacity="100%" style:font-name="Roboto" fo:font-size="13.5pt" fo:letter-spacing="normal" fo:font-style="normal" fo:font-weight="normal"/>
    </style:style>
    <style:style style:name="T4" style:family="text">
      <style:text-properties fo:font-variant="normal" fo:text-transform="none" fo:color="#000000" loext:opacity="100%" style:font-name="Roboto" fo:font-size="13.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000000" loext:opacity="100%" fo:letter-spacing="normal"/>
    </style:style>
    <style:style style:name="T6" style:family="text">
      <style:text-properties fo:color="#000000" loext:opacity="100%" style:font-name="Roboto" fo:font-size="13.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1">Швеция, более официально Королевство Швеция, скандинавская страна, расположенная на Скандинавском полуострове в Северной Европе. </text:span><text:span text:style-name="T2">На западе Швеция граничит с Норвегией, на северо-востоке — с Финляндией, а с востока и юга её омывают воды Балтийского моря.</text:span></text:p>
      <text:p text:style-name="P3">Швеция является крупнейшей страной Северной Европы, третьей по величине страной в Европейском союзе и пятой по величине страной в Европе.</text:p>
      <text:p text:style-name="P3"><text:span text:style-name="Strong_20_Emphasis"><text:span text:style-name="T4">Стокгольм </text:span></text:span><text:span text:style-name="T5">– </text:span><text:span text:style-name="T3">столица Швеции, а также один из крупнейших скандинавских городов, известный разноцветными зданиями оригинальной окраски и открытому здесь «стокгольмскому синдрому».</text:span></text:p>
      <text:p text:style-name="P2"><text:span text:style-name="T6">Умеренный климат установлен на большей части территории, температура в зимнее время держится на нулевой отметке, но на севере страны картина другая: из-за субарктического климата зимы здесь холодные, а лето прохладное. Высокий сезон в Швеции начинается в летние и зимние месяцы. Особенно красиво в Швеции зимой, а в межсезонье дождливо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Arial, sans-serif"/>
    <style:font-face style:name="Roboto" svg:font-family="Roboto, Arial"/>
    <style:font-face style:name="Roboto1" svg:font-family="Roboto, sans-serif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7T15:37:17.826123631</meta:creation-date>
    <dc:date>2023-02-27T16:02:30.961727543</dc:date>
    <meta:editing-duration>PT4M41S</meta:editing-duration>
    <meta:editing-cycles>1</meta:editing-cycles>
    <meta:document-statistic meta:table-count="0" meta:image-count="0" meta:object-count="0" meta:page-count="1" meta:paragraph-count="4" meta:word-count="123" meta:character-count="902" meta:non-whitespace-character-count="781"/>
    <meta:generator>LibreOffice/7.3.7.2$Linux_X86_64 LibreOffice_project/30$Build-2</meta:generator>
  </office:meta>
</office:document-meta>
</file>